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rsid="000d1be5" officeooo:paragraph-rsid="000d1be5"/>
    </style:style>
    <style:style style:name="P2" style:family="paragraph" style:parent-style-name="Text_20_body">
      <style:text-properties officeooo:rsid="000b9ce9" officeooo:paragraph-rsid="000b9ce9"/>
    </style:style>
    <style:style style:name="P3" style:family="paragraph" style:parent-style-name="Text_20_body" style:list-style-name="L1">
      <style:text-properties officeooo:rsid="000b9ce9" officeooo:paragraph-rsid="000b9ce9"/>
    </style:style>
    <style:style style:name="P4" style:family="paragraph" style:parent-style-name="Text_20_body" style:list-style-name="L1">
      <style:paragraph-properties fo:break-before="page"/>
      <style:text-properties officeooo:rsid="000b9ce9" officeooo:paragraph-rsid="000c915f"/>
    </style:style>
    <style:style style:name="P5" style:family="paragraph" style:parent-style-name="Text_20_body" style:list-style-name="L1">
      <style:text-properties officeooo:rsid="000b9ce9" officeooo:paragraph-rsid="000fabcb"/>
    </style:style>
    <style:style style:name="P6" style:family="paragraph" style:parent-style-name="Text_20_body">
      <style:text-properties officeooo:rsid="000b9ce9" officeooo:paragraph-rsid="000c915f"/>
    </style:style>
    <style:style style:name="P7" style:family="paragraph" style:parent-style-name="Text_20_body" style:list-style-name="L1">
      <style:text-properties officeooo:paragraph-rsid="00153b82"/>
    </style:style>
    <style:style style:name="T1" style:family="text">
      <style:text-properties officeooo:rsid="000c915f"/>
    </style:style>
    <style:style style:name="T2" style:family="text">
      <style:text-properties officeooo:rsid="000f0ec7"/>
    </style:style>
    <style:style style:name="T3" style:family="text">
      <style:text-properties fo:font-style="italic" officeooo:rsid="000fabcb" style:font-style-asian="italic" style:font-style-complex="italic"/>
    </style:style>
    <style:style style:name="T4" style:family="text">
      <style:text-properties fo:font-style="italic" officeooo:rsid="00153b82" style:font-style-asian="italic" style:font-style-complex="italic"/>
    </style:style>
    <style:style style:name="T5" style:family="text">
      <style:text-properties officeooo:rsid="000fabcb"/>
    </style:style>
    <style:style style:name="T6" style:family="text">
      <style:text-properties fo:font-style="normal" style:font-style-asian="normal" style:font-style-complex="normal"/>
    </style:style>
    <style:style style:name="T7" style:family="text">
      <style:text-properties fo:font-style="normal" officeooo:rsid="000fabcb" style:font-style-asian="normal" style:font-style-complex="normal"/>
    </style:style>
    <style:style style:name="T8" style:family="text">
      <style:text-properties fo:font-style="normal" officeooo:rsid="00153b82" style:font-style-asian="normal" style:font-style-complex="normal"/>
    </style:style>
    <style:style style:name="T9" style:family="text">
      <style:text-properties officeooo:rsid="0010b047"/>
    </style:style>
    <style:style style:name="T10" style:family="text">
      <style:text-properties officeooo:rsid="0011390b"/>
    </style:style>
    <style:style style:name="T11" style:family="text">
      <style:text-properties officeooo:rsid="00122830"/>
    </style:style>
    <style:style style:name="T12" style:family="text">
      <style:text-properties officeooo:rsid="0013ae6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uthentication in OA4MP</text:p>
      <text:p text:style-name="P2">Authentication – the means by which users are identified as valid<text:note text:id="ftn0" text:note-class="footnote"><text:note-citation>1</text:note-citation><text:note-body><text:p text:style-name="P1">In OA4MP, authorization – what a user is allowed to do – is set by policies.</text:p></text:note-body></text:note> -- is not as simple as one would like in OA4MP. Since it is to be “open authorization for many people”, it does not, in fact, have a native concept of a user, but relies on some added mechanism. This permits institutions to use their existing infrastructure with OA4MP rather than having to give every user yet another set of credentials on an OA4MP server. There are 4 main ways <text:s/>this <text:span text:style-name="T2">integration </text:span>can be done. </text:p>
      <text:list text:style-name="L1">
        <text:list-item>
          <text:p text:style-name="P3"><text:span text:style-name="T3">Proxy case.</text:span><text:span text:style-name="T7"> </text:span><text:span text:style-name="T6">Use</text:span> a proxy to a trusted OAuth service that has all of your users. Their login there is accepted as a valid authentication.</text:p>
        </text:list-item>
        <text:list-item>
          <text:p text:style-name="P5"><text:span text:style-name="T3">Header case. </text:span>Configure OA4MP to use <text:span text:style-name="T9">an HTTP </text:span>header <text:span text:style-name="T9">from a web server. The standard is the REMOTE_USER header, but you may use </text:span>any other header of your choice). Most commonly if Tomcat is hosting OA4MP, then Tomcat users can be accepted as valid OA4MP users. <text:span text:style-name="T11">This also works with reverse proxies</text:span> such as Apache or Nginx. <text:s/><text:span text:style-name="T10">Note that since it is easy to forge headers, you must manage the trust relation with the authenticating service.</text:span></text:p>
        </text:list-item>
        <text:list-item>
          <text:p text:style-name="P5"><text:span text:style-name="T3">Extension case. </text:span><text:span text:style-name="T1">Extend OA4MP (in Java) directly to use your existing user management system. </text:span><text:span text:style-name="T12">In this case there is already a system in place. Note that the default “out of the box” behavior for OA4MP is to reject any requests.</text:span></text:p>
        </text:list-item>
        <text:list-item>
          <text:p text:style-name="P5"><text:span text:style-name="T3">Detached case. </text:span><text:span text:style-name="T1">Write your own Authentication Service (AS) which </text:span><text:span text:style-name="T5">is wholly independent of OA4MP </text:span><text:span text:style-name="T1">then use callouts to OA4MP</text:span> <text:span text:style-name="T5">to notify it of progress</text:span>. <text:span text:style-name="T1">This lets you put </text:span><text:span text:style-name="T2">deploy your </text:span><text:span text:style-name="T1">service </text:span><text:span text:style-name="T2">along with </text:span><text:span text:style-name="T1">OA4MP. <text:s/>CILogon is a famous example of this.</text:span></text:p>
        </text:list-item>
        <text:list-item>
          <text:p text:style-name="P7"><text:span text:style-name="T4">Dedicated issuer case. </text:span>Write your own <text:span text:style-name="T8"><text:s/>service that handles all requests up until token issuance. OA4MP then will issue them for flows. </text:span></text:p>
        </text:list-item>
        <text:list-item>
          <text:p text:style-name="P4"/>
        </text:list-item>
      </text:list>
      <text:p text:style-name="P6"><text:span text:style-name="T1"><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4T15:30:37.380210048</meta:creation-date>
    <dc:date>2025-08-29T07:02:45.167669867</dc:date>
    <meta:editing-duration>P4DT15H21M47S</meta:editing-duration>
    <meta:editing-cycles>10</meta:editing-cycles>
    <meta:generator>LibreOffice/24.2.7.2$Linux_X86_64 LibreOffice_project/420$Build-2</meta:generator>
    <meta:document-statistic meta:table-count="0" meta:image-count="0" meta:object-count="0" meta:page-count="2" meta:paragraph-count="10" meta:word-count="312" meta:character-count="1761" meta:non-whitespace-character-count="1453"/>
  </office:meta>
</office:document-meta>
</file>